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P3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Roboto" fo:font-size="10.800000190734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c9211e" style:font-name="SFMono-Regular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.476cm" fo:margin-bottom="0.247cm" loext:contextual-spacing="false" fo:orphans="2" fo:widows="2" fo:text-indent="0cm" style:auto-text-indent="false"/>
      <style:text-properties fo:font-variant="normal" fo:text-transform="none" fo:color="#333333" style:font-name="YS Text" fo:letter-spacing="normal" fo:font-style="normal" fo:font-weight="normal"/>
    </style:style>
    <style:style style:name="P8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orphans="2" fo:widows="2" fo:background-color="#eeeeee" fo:padding="0cm" fo:border="none"/>
    </style:style>
    <style:style style:name="P9" style:family="paragraph" style:parent-style-name="Preformatted_20_Text">
      <style:text-properties officeooo:paragraph-rsid="00055809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0845c5"/>
    </style:style>
    <style:style style:name="P12" style:family="paragraph" style:parent-style-name="Standard">
      <style:text-properties officeooo:paragraph-rsid="000cf567"/>
    </style:style>
    <style:style style:name="P13" style:family="paragraph" style:parent-style-name="Standard">
      <style:text-properties fo:color="#c9211e" fo:font-weight="bold" officeooo:paragraph-rsid="000d25d5" style:font-weight-asian="bold" style:font-weight-complex="bold"/>
    </style:style>
    <style:style style:name="P14" style:family="paragraph" style:parent-style-name="Standard">
      <style:text-properties fo:color="#999999" fo:font-weight="normal" officeooo:paragraph-rsid="0016233d" fo:background-color="transparent" style:font-weight-asian="normal" style:font-weight-complex="normal"/>
    </style:style>
    <style:style style:name="P15" style:family="paragraph" style:parent-style-name="Standard">
      <style:text-properties officeooo:paragraph-rsid="0010e1a8" fo:background-color="#ffff00"/>
    </style:style>
    <style:style style:name="P16" style:family="paragraph" style:parent-style-name="Standard">
      <style:text-properties officeooo:paragraph-rsid="0018bddd" fo:background-color="#ffff00"/>
    </style:style>
    <style:style style:name="P17" style:family="paragraph" style:parent-style-name="Standard">
      <style:text-properties fo:color="#000000" fo:font-size="10pt" fo:font-weight="normal" officeooo:paragraph-rsid="0019cc4e" fo:background-color="transparent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333333" style:font-name="YS Text" fo:font-size="9.60000038146973pt" fo:letter-spacing="normal" fo:font-style="normal" fo:font-weight="bold"/>
    </style:style>
    <style:style style:name="T2" style:family="text">
      <style:text-properties fo:font-variant="normal" fo:text-transform="none" fo:color="#333333" style:font-name="YS Text" fo:font-size="9.60000038146973pt" fo:letter-spacing="normal" fo:font-style="normal" fo:font-weight="normal"/>
    </style:style>
    <style:style style:name="T3" style:family="text">
      <style:text-properties fo:font-variant="normal" fo:text-transform="none" fo:color="#444444" style:font-name="RobotoMono" fo:font-size="8.39999961853027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fo:letter-spacing="normal" loext:padding="0cm" loext:border="none"/>
    </style:style>
    <style:style style:name="T5" style:family="text">
      <style:text-properties fo:font-variant="normal" fo:text-transform="none" style:font-name="monospace" fo:font-size="11.25pt" fo:letter-spacing="normal" fo:font-style="normal"/>
    </style:style>
    <style:style style:name="T6" style:family="text">
      <style:text-properties officeooo:rsid="00064f5d"/>
    </style:style>
    <style:style style:name="T7" style:family="text">
      <style:text-properties style:font-name="Liberation Mono" fo:font-size="10pt" officeooo:rsid="00064f5d" style:font-name-asian="Noto Sans Mono CJK SC" style:font-size-asian="10pt" style:font-name-complex="Liberation Mono" style:font-size-complex="10pt"/>
    </style:style>
    <style:style style:name="T8" style:family="text">
      <style:text-properties fo:font-weight="bold"/>
    </style:style>
    <style:style style:name="T9" style:family="text">
      <style:text-properties officeooo:rsid="000846df"/>
    </style:style>
    <style:style style:name="T10" style:family="text">
      <style:text-properties officeooo:rsid="000be702"/>
    </style:style>
    <style:style style:name="T11" style:family="text">
      <style:text-properties fo:color="#c9211e" fo:font-weight="bold" style:font-weight-asian="bold" style:font-weight-complex="bold"/>
    </style:style>
    <style:style style:name="T12" style:family="text">
      <style:text-properties fo:color="#c9211e" fo:font-weight="bold" officeooo:rsid="00064f5d" style:font-weight-asian="bold" style:font-weight-complex="bold"/>
    </style:style>
    <style:style style:name="T13" style:family="text">
      <style:text-properties fo:color="#c9211e" fo:font-weight="bold" officeooo:rsid="0011e819" style:font-weight-asian="bold" style:font-weight-complex="bold"/>
    </style:style>
    <style:style style:name="T14" style:family="text">
      <style:text-properties fo:color="#c9211e" fo:font-weight="bold" officeooo:rsid="0018bddd" style:font-weight-asian="bold" style:font-weight-complex="bold"/>
    </style:style>
    <style:style style:name="T15" style:family="text">
      <style:text-properties fo:color="#c9211e" officeooo:rsid="0011e819"/>
    </style:style>
    <style:style style:name="T16" style:family="text">
      <style:text-properties fo:color="#c9211e" officeooo:rsid="0018bddd"/>
    </style:style>
    <style:style style:name="T17" style:family="text">
      <style:text-properties fo:color="#c9211e" officeooo:rsid="00064f5d"/>
    </style:style>
    <style:style style:name="T18" style:family="text">
      <style:text-properties officeooo:rsid="0011e819"/>
    </style:style>
    <style:style style:name="T19" style:family="text">
      <style:text-properties officeooo:rsid="00140c28"/>
    </style:style>
    <style:style style:name="T20" style:family="text">
      <style:text-properties officeooo:rsid="00140fda"/>
    </style:style>
    <style:style style:name="T21" style:family="text">
      <style:text-properties officeooo:rsid="0014665d"/>
    </style:style>
    <style:style style:name="T22" style:family="text">
      <style:text-properties officeooo:rsid="0018bdd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Plane Development Kit (DPDK)</text:span></text:span><text:span text:style-name="T2"> — это проект программного обеспечения с открытым исходным кодом, управляемый Linux Foundation.</text:span></text:p>
      <text:p text:style-name="P1"><text:span text:style-name="T2">Он предоставляет набор библиотек для работы с данными и драйверов сетевой карты </text:span><text:span text:style-name="Strong_20_Emphasis"><text:span text:style-name="T1">для переноса обработки TCP-пакетов с уровня ядра операционной системы в пользовательское пространство</text:span></text:span><text:span text:style-name="T2">.</text:span></text:p>
      <text:p text:style-name="P2">Такой подход практически исключает использование системных прерываний для обращения к сетевым данным, что обеспечивает более высокую эффективность вычислений и пропускную способность пакетов.</text:p>
      <text:p text:style-name="Standard"/>
      <text:p text:style-name="P3"><text:span text:style-name="Source_20_Text"><text:span text:style-name="T4"><text:s/></text:span></text:span><text:span text:style-name="Source_20_Text"><text:span text:style-name="T3">tar xf dpdk.tar.gz</text:span></text:span></text:p>
      <text:p text:style-name="P8"><text:span text:style-name="Source_20_Text"><text:span text:style-name="T4"><text:s text:c="2"/></text:span></text:span><text:span text:style-name="Source_20_Text"><text:span text:style-name="T3">cd dpdk</text:span></text:span></text:p>
      <text:p text:style-name="P4">Build libraries, drivers and test applications.</text:p>
      <text:p text:style-name="P3"><text:span text:style-name="Source_20_Text"><text:span text:style-name="T4"><text:s text:c="2"/></text:span></text:span><text:span text:style-name="Source_20_Text"><text:span text:style-name="T3">meson build</text:span></text:span></text:p>
      <text:p text:style-name="P8"><text:span text:style-name="Source_20_Text"><text:span text:style-name="T4"><text:s text:c="2"/></text:span></text:span><text:span text:style-name="Source_20_Text"><text:span text:style-name="T3">ninja -C build</text:span></text:span></text:p>
      <text:p text:style-name="P5">sudo ninja -C build install</text:p>
      <text:p text:style-name="P4">To include the examples as part of the build, replace the meson command with:</text:p>
      <text:p text:style-name="P3"><text:span text:style-name="Source_20_Text"><text:span text:style-name="T4"><text:s text:c="2"/></text:span></text:span><text:span text:style-name="Source_20_Text"><text:span text:style-name="T3">meson -Dexamples=all build</text:span></text:span></text:p>
      <text:p text:style-name="P4">Reserve huge pages memory.</text:p>
      <text:p text:style-name="P3"><text:span text:style-name="Source_20_Text"><text:span text:style-name="T4"><text:s text:c="2"/></text:span></text:span><text:span text:style-name="Source_20_Text"><text:span text:style-name="T3">mkdir -p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mountpoint -q /dev/hugepages || mount -t hugetlbfs nodev /dev/hugepages</text:span></text:span></text:p>
      <text:p text:style-name="P8"><text:span text:style-name="Source_20_Text"><text:span text:style-name="T4"><text:s text:c="2"/></text:span></text:span><text:span text:style-name="Source_20_Text"><text:span text:style-name="T3">echo 64 &gt; /sys/devices/system/node/node0/hugepages/hugepages-2048kB/nr_hugepages</text:span></text:span></text:p>
      <text:p text:style-name="P4">Run poll-mode driver test (with a cable between ports).</text:p>
      <text:p text:style-name="P3"><text:span text:style-name="Source_20_Text"><text:span text:style-name="T4"><text:s text:c="2"/></text:span></text:span><text:span text:style-name="Source_20_Text"><text:span text:style-name="T3">build/app/dpdk-testpmd -c7 --vdev=net_pcap0,iface=eth0 --vdev=net_pcap1,iface=eth1 --</text:span></text:span></text:p>
      <text:p text:style-name="P8"><text:span text:style-name="Source_20_Text"><text:span text:style-name="T4"><text:s text:c="18"/></text:span></text:span><text:span text:style-name="Source_20_Text"><text:span text:style-name="T3">-i --nb-cores=2 --nb-ports=2 --total-num-mbufs=2048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how port stats all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0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######################## NIC statistics for port 1 <text:s/>########################</text:span></text:span></text:p>
      <text:p text:style-name="P8"><text:span text:style-name="Source_20_Text"><text:span text:style-name="T4"><text:s text:c="2"/></text:span></text:span><text:span text:style-name="Source_20_Text"><text:span text:style-name="T3">RX-packets: 0 <text:s text:c="9"/>RX-errors: 0 <text:s text:c="8"/>RX-bytes: 0</text:span></text:span></text:p>
      <text:p text:style-name="P8"><text:span text:style-name="Source_20_Text"><text:span text:style-name="T4"><text:s text:c="2"/></text:span></text:span><text:span text:style-name="Source_20_Text"><text:span text:style-name="T3">TX-packets: 0 <text:s text:c="9"/>TX-errors: 0 <text:s text:c="8"/>TX-bytes: 0</text:span></text:span></text:p>
      <text:p text:style-name="P8"><text:span text:style-name="Source_20_Text"><text:span text:style-name="T4"><text:s text:c="2"/></text:span></text:span><text:span text:style-name="Source_20_Text"><text:span text:style-name="T3">############################################################################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art tx_first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testpmd&gt; stop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0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377688 <text:s text:c="7"/>RX-dropped: 0 <text:s text:c="12"/>RX-total: 2377688</text:span></text:span></text:p>
      <text:p text:style-name="P8"><text:span text:style-name="Source_20_Text"><text:span text:style-name="T4"><text:s text:c="2"/></text:span></text:span><text:span text:style-name="Source_20_Text"><text:span text:style-name="T3">TX-packets: 2007009 <text:s text:c="7"/>TX-dropped: 0 <text:s text:c="12"/>TX-total: 2007009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---------------------- Forward statistics for port 1 <text:s/>----------------------</text:span></text:span></text:p>
      <text:p text:style-name="P8"><text:span text:style-name="Source_20_Text"><text:span text:style-name="T4"><text:s text:c="2"/></text:span></text:span><text:span text:style-name="Source_20_Text"><text:span text:style-name="T3">RX-packets: 2006977 <text:s text:c="7"/>RX-dropped: 0 <text:s text:c="12"/>RX-total: 2006977</text:span></text:span></text:p>
      <text:p text:style-name="P8"><text:span text:style-name="Source_20_Text"><text:span text:style-name="T4"><text:s text:c="2"/></text:span></text:span><text:span text:style-name="Source_20_Text"><text:span text:style-name="T3">TX-packets: 2377720 <text:s text:c="7"/>TX-dropped: 0 <text:s text:c="12"/>TX-total: 2377720</text:span></text:span></text:p>
      <text:p text:style-name="P8"><text:span text:style-name="Source_20_Text"><text:span text:style-name="T4"><text:s text:c="2"/></text:span></text:span><text:span text:style-name="Source_20_Text"><text:span text:style-name="T3">----------------------------------------------------------------------------</text:span></text:span></text:p>
      <text:p text:style-name="P8"/>
      <text:p text:style-name="P8"><text:span text:style-name="Source_20_Text"><text:span text:style-name="T4"><text:s text:c="2"/></text:span></text:span><text:span text:style-name="Source_20_Text"><text:span text:style-name="T3">+++++++++++++++ Accumulated forward statistics for all ports+++++++++++++++</text:span></text:span></text:p>
      <text:p text:style-name="P8"><text:span text:style-name="Source_20_Text"><text:span text:style-name="T4"><text:s text:c="2"/></text:span></text:span><text:span text:style-name="Source_20_Text"><text:span text:style-name="T3">RX-packets: 4384665 <text:s text:c="7"/>RX-dropped: 0 <text:s text:c="12"/>RX-total: 4384665</text:span></text:span></text:p>
      <text:p text:style-name="P8"><text:span text:style-name="Source_20_Text"><text:span text:style-name="T4"><text:s text:c="2"/></text:span></text:span><text:span text:style-name="Source_20_Text"><text:span text:style-name="T3">TX-packets: 4384729 <text:s text:c="7"/>TX-dropped: 0 <text:s text:c="12"/>TX-total: 4384729</text:span></text:span></text:p>
      <text:p text:style-name="P8"><text:span text:style-name="Source_20_Text"><text:span text:style-name="T4"><text:s text:c="2"/></text:span></text:span><text:span text:style-name="Source_20_Text"><text:span text:style-name="T3">++++++++++++++++++++++++++++++++++++++++++++++++++++++++++++++++++++++++++++</text:span></text:span></text:p>
      <text:p text:style-name="Standard"/>
      <text:p text:style-name="P6">PCAP-файл — это <text:span text:style-name="T8">файл захвата пакетов</text:span>. Содержит данные сетевых пакетов, перехваченных программой-анализатором трафика (Wireshark, tcpdump, Kismet и др.). Расширение файла PCAP *.pcap.</text:p>
      <text:p text:style-name="P7">Файл хранит дамп сетевых данных, захваченных в режиме реального времени, и может использоваться для изучения трафика, восстановления информации, анализа работы сети, обнаружения хакерских атак.</text:p>
      <text:p text:style-name="Standard"/>
      <text:p text:style-name="Standard"/>
      <text:p text:style-name="Standard"><text:soft-page-break/></text:p>
      <text:p text:style-name="Standard"><text:span text:style-name="T9">sudo </text:span>./build/examples/dpdk-helloworld -l 0-3 -n 4</text:p>
      <text:p text:style-name="Standard"><text:span text:style-name="T9">sudo </text:span>./build/examples/dpdk-skeleton -l 1 -n 4 </text:p>
      <text:p text:style-name="P12"><text:span text:style-name="T9">sudo </text:span>./build/examples/dpdk-<text:span text:style-name="T10">l2fwd </text:span></text:p>
      <text:p text:style-name="P15"><text:span text:style-name="T11">sudo ./build/examples/dpdk-skeleton -c1 -n1 --vdev=eth_pcap0,iface=e</text:span><text:span text:style-name="T12">no</text:span><text:span text:style-name="T11">1 —vdev=eth_pcap1,iface=</text:span><text:span text:style-name="T13">lo</text:span></text:p>
      <text:p text:style-name="P16"><text:span text:style-name="T13">sudo ./build_</text:span><text:span text:style-name="T14">Qt</text:span><text:span text:style-name="T13">/examples/dpdk-skeleton -c1 -n1 --vdev=eth_pcap0,iface=e</text:span><text:span text:style-name="T12">no</text:span><text:span text:style-name="T13">1 --vdev=eth_pcap1,iface=lo</text:span></text:p>
      <text:p text:style-name="P13">sudo ./build/examples/dpdk-rxtx_callbacks c1 -n1 --vdev=eth_pcap0,iface=e<text:span text:style-name="T6">no</text:span>1 --vdev=eth_pcap1,iface=e<text:span text:style-name="T6">no</text:span>1<text:span text:style-name="T5"> </text:span></text:p>
      <text:p text:style-name="Standard"/>
      <text:p text:style-name="P17"><text:span text:style-name="T18">sudo ./build_</text:span><text:span text:style-name="T22">Qt</text:span><text:span text:style-name="T18">/examples/dpdk-skeleton -c1 -n1 --vdev=eth_pcap0,iface=e</text:span><text:span text:style-name="T6">no</text:span><text:span text:style-name="T18">1 --vdev=eth_pcap1,iface=lo</text:span></text:p>
      <text:p text:style-name="Standard"/>
      <text:p text:style-name="Standard"/>
      <text:p text:style-name="P9"><text:span text:style-name="T19">sudo </text:span>./build/app/dpdk-testpmd -l 0-3 -n 4 \</text:p>
      <text:p text:style-name="Preformatted_20_Text"><text:s text:c="4"/>--vdev 'net_pcap0,stream_opt0=..,stream_opt1=..' \</text:p>
      <text:p text:style-name="P10"><text:s text:c="4"/>--vdev='net_pcap1,stream_opt0=..'</text:p>
      <text:p text:style-name="Text_20_body">Read only incoming packets from a network interface and write them back to the same network interface:</text:p>
      <text:p text:style-name="Preformatted_20_Text"><text:span text:style-name="T20">sudo </text:span>./build/app/dpdk-testpmd -l 0-3 -n 4 --vdev 'net_pcap0,rx_iface_in=e<text:span text:style-name="T6">no</text:span>1,tx_iface=e<text:span text:style-name="T7">no</text:span>1'</text:p>
      <text:p text:style-name="P14">sudo ./build/<text:span text:style-name="T20">app</text:span>/dpdk-testpmd -l 0-3 -n <text:span text:style-name="T21">1</text:span> —vdev=eth_pcap0, tx_iface=e<text:span text:style-name="T6">no</text:span>1 —vdev=eth_pcap1, rx_iface_in=<text:span text:style-name="T18">lo</text:span></text:p>
      <text:p text:style-name="Preformatted_20_Text"/>
      <text:p text:style-name="Preformatted_20_Text"/>
      <text:p text:style-name="P11">./build/app/dpdk-testpmd -l 1-3 -n 4 --vdev=net_ring0 --vdev=net_ring1 -- -i</text:p>
      <text:p text:style-name="Preformatted_20_Text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RobotoMono" svg:font-family="RobotoMono, monospace"/>
    <style:font-face style:name="SFMono-Regular" svg:font-family="SFMono-Regular, Menlo, Monaco, Consolas, monospace"/>
    <style:font-face style:name="YS Text" svg:font-family="'YS Text', Arial, Helvetica, 'Arial Unicode MS', sans-serif"/>
    <style:font-face style:name="monospace" svg:font-family="monospace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0T20:26:47.907192668</meta:creation-date>
    <dc:date>2024-04-23T16:44:06.699187470</dc:date>
    <meta:editing-duration>PT4H46M5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403" meta:character-count="4074" meta:non-whitespace-character-count="3465"/>
  </office:meta>
</office:document-meta>
</file>